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06in" fo:margin-left="0.0028in" fo:margin-right="0.309in" table:align="margins"/>
    </style:style>
    <style:style style:name="Table17.A" style:family="table-column">
      <style:table-column-properties style:column-width="1.4507in" style:rel-column-width="2089*"/>
    </style:style>
    <style:style style:name="Table17.B" style:family="table-column">
      <style:table-column-properties style:column-width="1.7618in" style:rel-column-width="2537*"/>
    </style:style>
    <style:style style:name="Table17.C" style:family="table-column">
      <style:table-column-properties style:column-width="3.1674in" style:rel-column-width="4561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oolbarbutton in Caption</text:h>
      <text:p text:style-name="Text_20_body"><draw:frame draw:style-name="fr1" draw:name="graphics1" text:anchor-type="paragraph" svg:width="1.9453in" svg:height="0.5752in" draw:z-index="2"><draw:image xlink:href="../images/toolbarbutton-caption-desc.png" xlink:type="simple" xlink:show="embed" xlink:actuate="onLoad" draw:filter-name="&lt;All formats&gt;"/></draw:frame>Toolbarbutton in window caption is composed of two parts, anchor tags and a div.</text:p>
      <text:h text:style-name="Heading_20_3" text:outline-level="3">Toolbarbutton in Caption</text:h>
      <text:p text:style-name="Standard"><draw:frame draw:style-name="fr2" draw:name="graphics110" text:anchor-type="paragraph" svg:y="0.0173in" svg:width="3.889in" svg:height="1.2256in" draw:z-index="0"><draw:image xlink:href="../images/toolbarbutton-caption-desc2.pn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td.mwt-embedded a,</text:span></text:p>
            <text:p text:style-name="P1"><text:span text:style-name="Source_20_Text">td.mwt-embedded a:visited, td.mwt-embedded a:hover </text:span></text:p>
          </table:table-cell>
          <table:table-cell table:style-name="Table17.A2" office:value-type="string">
            <text:p text:style-name="P1">toolbar used in embedded window</text:p>
          </table:table-cell>
          <table:table-cell table:style-name="Table17.C2" office:value-type="string">
            <text:p text:style-name="P1"><text:span text:style-name="Source_20_Text">color: #222222;</text:span></text:p>
          </table:table-cell>
        </table:table-row>
      </table:table>
      <text:p text:style-name="Standard"/>
      <text:p text:style-name="Heading_20_4">Customize ToolbarButton in Caption</text:p>
      <text:p text:style-name="Text_20_body_20_indent_20_2">The way to customize the toolbarbutton in Caption, changing background and font colors when hover over text.</text:p>
      <text:p text:style-name="Text_20_body_20_indent_20_2">Normal:</text:p>
      <text:p text:style-name="Text_20_body"><draw:frame draw:style-name="fr3" draw:name="graphics410" text:anchor-type="paragraph" svg:y="0.2362in" svg:width="2.0193in" svg:height="0.5055in" draw:z-index="1"><draw:image xlink:href="../images/toolbarbutton-caption-custom.png" xlink:type="simple" xlink:show="embed" xlink:actuate="onLoad" draw:filter-name="&lt;All formats&gt;"/></draw:frame> <text:s text:c="3"/><text:tab/>Hover:</text:p>
      <text:p text:style-name="Text_20_body"><draw:frame draw:style-name="fr4" draw:name="graphics2" text:anchor-type="paragraph" svg:x="2.3201in" svg:y="0in" svg:width="1.948in" svg:height="0.448in" draw:z-index="3"><draw:image xlink:href="../images/toolbarbutton-caption-custom-hover.png" xlink:type="simple" xlink:show="embed" xlink:actuate="onLoad" draw:filter-name="&lt;All formats&gt;"/></draw:frame></text:p>
      <text:p text:style-name="Text_20_body"/>
      <text:p text:style-name="Code_20_Indent_20_2"><text:span text:style-name="T1">td.mwt-embedded a</text:span></text:p>
      <text:p text:style-name="Code_20_Indent_20_2"><text:span text:style-name="T1">{</text:span></text:p>
      <text:p text:style-name="Code_20_Indent_20_2"><text:span text:style-name="T1"><text:tab/>color:red;</text:span></text:p>
      <text:p text:style-name="Code_20_Indent_20_2"><text:span text:style-name="T1"><text:tab/>background: yellow;</text:span></text:p>
      <text:p text:style-name="Code_20_Indent_20_2"><text:span text:style-name="T1"><text:tab/>padding: 2px;</text:span></text:p>
      <text:p text:style-name="Code_20_Indent_20_2"><text:span text:style-name="T1">}</text:span></text:p>
      <text:p text:style-name="Code_20_Indent_20_2"><text:span text:style-name="T1">td.mwt-embedded a:hover</text:span></text:p>
      <text:p text:style-name="Code_20_Indent_20_2"><text:span text:style-name="T1">{</text:span></text:p>
      <text:p text:style-name="Code_20_Indent_20_2"><text:span text:style-name="T1"><text:tab/>color:green;</text:span></text:p>
      <text:p text:style-name="Code_20_Indent_20_2"><text:span text:style-name="T1"><text:tab/>background: blue;</text:span></text:p>
      <text:p text:style-name="Code_20_Indent_20_2"><text:span text:style-name="T1"><text:tab/>padding: 2px;</text:span></text:p>
      <text:p text:style-name="Code_20_Indent_20_2"><text:span text:style-name="T1">}</text:span></text:p>
      <text:p text:style-name="Code_20_Indent_20_2"><text:span text:style-name="T1"/></text:p>
      <text:h text:style-name="Heading_20_3" text:outline-level="3">TODO:</text:h>
      <text:p text:style-name="Text_20_body_20_indent">toolbar used in group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31T17:28:14</dc:date>
    <dc:language>en-US</dc:language>
    <meta:editing-cycles>33</meta:editing-cycles>
    <meta:editing-duration>PT1H30M40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8" meta:word-count="90" meta:character-count="605"/>
  </office:meta>
</office:document-meta>
</file>